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style="normal" style:text-underline-style="solid" style:text-underline-width="auto" style:text-underline-color="font-color" officeooo:rsid="000a4c21" officeooo:paragraph-rsid="000a4c2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language="en" fo:country="US" fo:font-style="normal" style:text-underline-style="solid" style:text-underline-width="auto" style:text-underline-color="font-color" officeooo:rsid="000a4c21" officeooo:paragraph-rsid="000a4c21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style="normal" style:text-underline-style="none" officeooo:rsid="000a4c21" officeooo:paragraph-rsid="000a4c2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style="normal" style:text-underline-style="none" officeooo:rsid="000a9b0f" officeooo:paragraph-rsid="000a9b0f" style:font-style-asian="normal" style:font-style-complex="normal"/>
    </style:style>
    <style:style style:name="P5" style:family="paragraph" style:parent-style-name="Standard">
      <style:text-properties fo:language="en" fo:country="US" fo:font-style="normal" style:font-style-asian="normal" style:font-style-complex="normal"/>
    </style:style>
    <style:style style:name="P6" style:family="paragraph" style:parent-style-name="Standard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size="12pt" fo:language="en" fo:country="US" fo:font-style="normal" officeooo:rsid="000a9b0f" officeooo:paragraph-rsid="000a9b0f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size="12pt" fo:language="en" fo:country="US" fo:font-style="normal" officeooo:rsid="000bf54e" officeooo:paragraph-rsid="000bf54e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size="12pt" fo:language="en" fo:country="US" fo:font-style="normal" officeooo:rsid="000da497" officeooo:paragraph-rsid="000da497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size="12pt" fo:language="en" fo:country="US" fo:font-style="normal" style:text-underline-style="solid" style:text-underline-width="auto" style:text-underline-color="font-color" officeooo:rsid="000bf54e" officeooo:paragraph-rsid="000a9b0f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break-before="page"/>
      <style:text-properties fo:font-size="12pt" fo:language="en" fo:country="US" fo:font-style="normal" style:text-underline-style="solid" style:text-underline-width="auto" style:text-underline-color="font-color" officeooo:rsid="000bf54e" officeooo:paragraph-rsid="000bf54e" style:font-size-asian="12pt" style:font-style-asian="normal" style:font-size-complex="12pt" style:font-style-complex="normal"/>
    </style:style>
    <style:style style:name="P12" style:family="paragraph" style:parent-style-name="Standard">
      <style:text-properties fo:font-size="12pt" fo:language="en" fo:country="US" fo:font-style="normal" style:text-underline-style="none" officeooo:rsid="000bf54e" officeooo:paragraph-rsid="000bf54e" style:font-size-asian="12pt" style:font-style-asian="normal" style:font-size-complex="12pt" style:font-style-complex="normal"/>
    </style:style>
    <style:style style:name="T1" style:family="text">
      <style:text-properties style:text-underline-style="none" officeooo:rsid="000a9b0f"/>
    </style:style>
    <style:style style:name="T2" style:family="text">
      <style:text-properties officeooo:rsid="000a9b0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d8b52"/>
    </style:style>
    <style:style style:name="T5" style:family="text">
      <style:text-properties officeooo:rsid="000da4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lais</text:p>
      <text:p text:style-name="P1">Making phone calls useful vocabulary</text:p>
      <text:p text:style-name="P1"/>
      <text:p text:style-name="P2"/>
      <text:p text:style-name="P3">1) John Newton speaking</text:p>
      <text:p text:style-name="P3"/>
      <text:p text:style-name="P3">2) John Newton calling</text:p>
      <text:p text:style-name="P3"/>
      <text:p text:style-name="P3">3) Please excuse me who is calling ?</text:p>
      <text:p text:style-name="P3"/>
      <text:p text:style-name="P3">4) Could you speak with M.Johnson</text:p>
      <text:p text:style-name="P3"/>
      <text:p text:style-name="P3">5) David it’s there ?</text:p>
      <text:p text:style-name="P3"/>
      <text:p text:style-name="P3">6) Don’t hold on</text:p>
      <text:p text:style-name="P3"/>
      <text:p text:style-name="P3">7) Hold on a second please</text:p>
      <text:p text:style-name="P3"/>
      <text:p text:style-name="P3">8) I’m goi<text:span text:style-name="T4">n</text:span>g to put you trough to her/him</text:p>
      <text:p text:style-name="P3"/>
      <text:p text:style-name="P3">9) I’m sorry is not available</text:p>
      <text:p text:style-name="P3"/>
      <text:p text:style-name="P3">10) He will could you back later</text:p>
      <text:p text:style-name="P3"/>
      <text:p text:style-name="P3">11) Would you like to wait</text:p>
      <text:p text:style-name="P3"/>
      <text:p text:style-name="P3">12) I would like to leave a message</text:p>
      <text:p text:style-name="P3"/>
      <text:p text:style-name="P3">13) <text:span text:style-name="T2">Could you asking to call me later</text:span></text:p>
      <text:p text:style-name="P3"/>
      <text:p text:style-name="P4">14) Could you call back later please</text:p>
      <text:p text:style-name="P4"/>
      <text:p text:style-name="P4">15) Would you like to leave a message</text:p>
      <text:p text:style-name="P4"/>
      <text:p text:style-name="P4">16) Could you give me your name and your phone number</text:p>
      <text:p text:style-name="P4"/>
      <text:p text:style-name="P4">17) Could you spell your name</text:p>
      <text:p text:style-name="P4"/>
      <text:p text:style-name="P5"><text:span text:style-name="T1">18) </text:span><text:bookmark text:name="tw-target-text"/>I can't hear you very well, could you <text:span text:style-name="T3">you repeat? Speak louder? Articulate more? Could you give me your coordinated?</text:span></text:p>
      <text:p text:style-name="P6"/>
      <text:p text:style-name="P7">19) Could you give me your <text:span text:style-name="T5">details</text:span></text:p>
      <text:p text:style-name="P7"/>
      <text:p text:style-name="P7">20) <text:span text:style-name="T5">On</text:span></text:p>
      <text:p text:style-name="P7"/>
      <text:p text:style-name="P7">21) Who is asking ?</text:p>
      <text:p text:style-name="P7"/>
      <text:p text:style-name="P7">22) Where are you calling from ?</text:p>
      <text:p text:style-name="P7"/>
      <text:p text:style-name="P9">23) Thanks for your help. See you soon !</text:p>
      <text:p text:style-name="P10"/>
      <text:p text:style-name="P11">Asking politely</text:p>
      <text:p text:style-name="P12"/>
      <text:p text:style-name="P12">Can you open the door please ?</text:p>
      <text:p text:style-name="P12">Could you open the door please ?</text:p>
      <text:p text:style-name="P12"/>
      <text:p text:style-name="P12">Do you mind opening the door please ?</text:p>
      <text:p text:style-name="P12">Would you mind opening the door please ?</text:p>
      <text:p text:style-name="P7"/>
      <text:p text:style-name="P8">May I open the door please? </text:p>
      <text:p text:style-name="P8">Shall I open the door 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5:34:35.144994635</meta:creation-date>
    <dc:date>2022-10-11T15:58:03.088939374</dc:date>
    <meta:editing-duration>PT36M56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2" meta:paragraph-count="32" meta:word-count="214" meta:character-count="1031" meta:non-whitespace-character-count="848"/>
  </office:meta>
</office:document-meta>
</file>